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-left="2.05cm" fo:padding-right="0.049cm" fo:padding-top="0.049cm" fo:padding-bottom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6:08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